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rtificateCallback.setCertificate( X509Certificate certif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rtificateCallback.getCertif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